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98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great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great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great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7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0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 style:data-style-name="N2" text:time-value="14:19:12.3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2-06T14:21:21.044000000</dc:date>
    <meta:editing-cycles>436</meta:editing-cycles>
    <meta:editing-duration>P5DT13H15M58S</meta:editing-duration>
    <dc:creator>Jöran Balks</dc:creator>
    <meta:document-statistic meta:table-count="2" meta:cell-count="7114" meta:object-count="0"/>
  </office:meta>
</office:document-meta>
</file>